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adornments="Italic" style:font-pitch="fixed"/>
    <style:font-face style:name="Courier New" svg:font-family="'Courier New'" style:font-adornments="Italic" style:font-family-generic="modern" style:font-pitch="fixed"/>
    <style:font-face style:name="DejaVu Sans Mono" svg:font-family="'DejaVu Sans Mono'" style:font-family-generic="modern" style:font-pitch="fixed"/>
    <style:font-face style:name="Bitstream Charter" svg:font-family="'Bitstream Charter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gradient" draw:fill-color="#ffffff" draw:fill-gradient-name="Tango_20_Blue" draw:opacity="60%" draw:textarea-horizontal-align="left" draw:auto-grow-height="true" draw:auto-grow-width="false" fo:min-height="1.02cm" fo:min-width="0cm"/>
    </style:style>
    <style:style style:name="gr2" style:family="graphic" style:parent-style-name="objectwithoutfill">
      <style:graphic-properties svg:stroke-width="0.053cm" svg:stroke-color="#000099" draw:marker-start-width="0.279cm" draw:marker-end-width="0.279cm" draw:fill="none" draw:fill-image-width="0cm" draw:fill-image-height="0cm" draw:textarea-vertical-align="middle" fo:padding-top="0.151cm" fo:padding-bottom="0.151cm" fo:padding-left="0.276cm" fo:padding-right="0.276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053cm" svg:stroke-color="#000099" draw:marker-start-width="0.279cm" draw:marker-end-width="0.279cm" draw:fill="solid" draw:fill-color="#729fcf" draw:opacity="100%" draw:opacity-name="" draw:fill-image-width="0cm" draw:fill-image-height="0cm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opacity="10%" draw:fill="gradient" draw:fill-gradient-name="Gradient_20_2" draw:opacity="95%" draw:opacity-name="" draw:fill-image-width="0cm" draw:fill-image-height="0cm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opacity="20%" draw:fill="gradient" draw:fill-gradient-name="Gradient_20_2" draw:opacity="95%" draw:opacity-name="" draw:fill-image-width="0cm" draw:fill-image-height="0cm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gradient" draw:fill-color="#ffffff" draw:fill-gradient-name="Gradient_20_7" draw:opacity="60%" draw:textarea-horizontal-align="left" draw:auto-grow-height="true" draw:auto-grow-width="false" fo:min-height="1.02cm" fo:min-width="0cm"/>
    </style:style>
    <style:style style:name="gr9" style:family="graphic" style:parent-style-name="standard">
      <style:graphic-properties draw:stroke="none" svg:stroke-color="#000000" draw:fill="gradient" draw:fill-color="#ffffff" draw:fill-gradient-name="Gradient_20_8" draw:opacity="60%" draw:textarea-horizontal-align="left" draw:auto-grow-height="true" draw:auto-grow-width="false" fo:min-height="1.02cm" fo:min-width="0cm"/>
    </style:style>
    <style:style style:name="gr10" style:family="graphic" style:parent-style-name="standard">
      <style:graphic-properties draw:stroke="none" svg:stroke-color="#000000" draw:fill="gradient" draw:fill-color="#ffffff" draw:fill-gradient-name="Gradient_20_5" draw:opacity="60%" draw:textarea-horizontal-align="left" draw:auto-grow-height="true" draw:auto-grow-width="false" fo:min-height="1.02cm" fo:min-width="0cm"/>
    </style:style>
    <style:style style:name="pr1" style:family="presentation" style:parent-style-name="Default-subtitle">
      <style:graphic-properties draw:fill-color="#ffffff" draw:auto-grow-height="true" fo:min-height="12.521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draw:auto-grow-height="true" fo:min-height="9.417cm"/>
    </style:style>
    <style:style style:name="pr4" style:family="presentation" style:parent-style-name="Default-subtitle">
      <style:graphic-properties draw:fill-color="#ffffff" draw:auto-grow-height="true" fo:min-height="9.69cm"/>
    </style:style>
    <style:style style:name="pr5" style:family="presentation" style:parent-style-name="Default-subtitle">
      <style:graphic-properties draw:fill-color="#ffffff" draw:auto-grow-height="true" fo:min-height="8.201cm"/>
    </style:style>
    <style:style style:name="pr6" style:family="presentation" style:parent-style-name="Default-subtitle">
      <style:graphic-properties draw:fill-color="#ffffff" draw:auto-grow-height="true" fo:min-height="5.831cm"/>
    </style:style>
    <style:style style:name="pr7" style:family="presentation" style:parent-style-name="Default-subtitle">
      <style:graphic-properties draw:fill-color="#ffffff" draw:auto-grow-height="true" fo:min-height="2.882cm"/>
    </style:style>
    <style:style style:name="P1" style:family="paragraph">
      <style:paragraph-properties fo:line-height="92%" fo:text-align="start"/>
      <style:text-properties fo:color="#000099" style:font-name="Courier 10 Pitch" fo:font-size="21pt" fo:text-shadow="1pt 1pt" style:text-underline-style="none" fo:font-weight="normal" style:font-size-asian="21pt" style:font-weight-asian="normal" style:font-size-complex="21pt" style:font-weight-complex="normal"/>
    </style:style>
    <style:style style:name="P2" style:family="paragraph"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color="#ffffff" style:font-name="Bitstream Charter"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line-height="95%" fo:text-align="start"/>
      <style:text-properties fo:color="#000099" style:font-name="Courier 10 Pitch" fo:font-size="21pt" fo:text-shadow="1pt 1pt" style:text-underline-style="none" fo:font-weight="normal" style:font-size-asian="21pt" style:font-weight-asian="normal" style:font-size-complex="21pt" style:font-weight-complex="normal"/>
    </style:style>
    <style:style style:name="P6" style:family="paragraph">
      <style:paragraph-properties fo:line-height="95%" fo:text-align="start"/>
      <style:text-properties fo:color="#330099" style:font-name="Courier 10 Pitch" fo:font-size="21pt" fo:text-shadow="1pt 1pt" style:text-underline-style="none" style:font-size-asian="21pt" style:font-size-complex="21pt"/>
    </style:style>
    <style:style style:name="P7" style:family="paragraph">
      <style:paragraph-properties fo:line-height="95%" fo:text-align="start"/>
      <style:text-properties fo:color="#000099" style:font-name="Courier 10 Pitch" fo:font-size="21pt" fo:text-shadow="1pt 1pt" style:text-underline-style="none" style:font-size-asian="21pt" style:font-size-complex="21pt"/>
    </style:style>
    <style:style style:name="P8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9" style:family="paragraph">
      <style:paragraph-properties fo:text-align="center"/>
      <style:text-properties style:font-name="Bitstream Charter" fo:font-size="28pt" fo:font-weight="bold" style:font-size-asian="28pt" style:font-weight-asian="bold" style:font-size-complex="28pt" style:font-weight-complex="bold"/>
    </style:style>
    <style:style style:name="P10" style:family="paragraph">
      <style:text-properties fo:color="#666666" fo:font-size="18pt"/>
    </style:style>
    <style:style style:name="P11" style:family="paragraph">
      <style:paragraph-properties fo:text-align="center"/>
      <style:text-properties fo:color="#666666" fo:font-size="18pt"/>
    </style:style>
    <style:style style:name="P12" style:family="paragraph">
      <style:paragraph-properties fo:line-height="115%" fo:text-align="start"/>
      <style:text-properties fo:color="#000099" style:font-name="Courier 10 Pitch" fo:font-size="21pt" fo:text-shadow="1pt 1pt" style:text-underline-style="none" style:font-size-asian="21pt" style:font-size-complex="21pt"/>
    </style:style>
    <style:style style:name="P13" style:family="paragraph">
      <style:text-properties fo:font-size="20pt"/>
    </style:style>
    <style:style style:name="T1" style:family="text">
      <style:text-properties fo:color="#000099" style:font-name="Courier 10 Pitch" fo:font-size="21pt" fo:text-shadow="1pt 1pt" style:text-underline-style="none" fo:font-weight="normal" style:font-size-asian="21pt" style:font-weight-asian="normal" style:font-size-complex="21pt" style:font-weight-complex="normal"/>
    </style:style>
    <style:style style:name="T2" style:family="text">
      <style:text-properties fo:color="#ffffff" style:font-name="DejaVu Sans Mono" fo:font-size="26pt" fo:letter-spacing="-0.106cm" fo:font-weight="bold" style:font-size-asian="26pt" style:font-weight-asian="bold" style:font-size-complex="26pt" style:font-weight-complex="bold"/>
    </style:style>
    <style:style style:name="T3" style:family="text">
      <style:text-properties fo:color="#ffffff" style:font-name="Bitstream Charter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330099" style:font-name="Courier 10 Pitch" fo:font-size="21pt" fo:text-shadow="1pt 1pt" style:text-underline-style="none" style:font-size-asian="21pt" style:font-size-complex="21pt"/>
    </style:style>
    <style:style style:name="T5" style:family="text">
      <style:text-properties fo:color="#000099" style:font-name="Courier 10 Pitch" fo:font-size="21pt" fo:text-shadow="1pt 1pt" style:text-underline-style="none" style:font-size-asian="21pt" style:font-size-complex="21pt"/>
    </style:style>
    <style:style style:name="T6" style:family="text">
      <style:text-properties style:font-name="Bitstream Charter"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ffccff" style:font-name="Bitstream Charter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ffff99" style:text-outline="false" style:font-name="Bitstream Charter" fo:font-size="28pt" fo:text-shadow="1pt 1pt" style:text-underline-style="none" fo:font-weight="bold" style:font-size-asian="28pt" style:font-weight-asian="bold" style:font-size-complex="28pt" style:font-weight-complex="600" style:font-relief="none" style:text-overline-style="none" style:text-overline-color="#000000"/>
    </style:style>
    <style:style style:name="T9" style:family="text">
      <style:text-properties fo:color="#666666"/>
    </style:style>
    <style:style style:name="T10" style:family="text">
      <style:text-properties fo:color="#ffcc00" style:font-name="Bitstream Charter" fo:font-size="28pt" fo:text-shadow="1pt 1pt" fo:font-weight="bold" style:font-size-asian="28pt" style:font-weight-asian="bold" style:font-size-complex="28pt" style:font-weight-complex="bold"/>
    </style:style>
    <style:style style:name="T11" style:family="text">
      <style:text-properties fo:color="#666666" fo:font-size="16pt" fo:font-style="italic" style:font-size-asian="16pt" style:font-style-asian="italic" style:font-size-complex="16pt" style:font-style-complex="italic"/>
    </style:style>
    <style:style style:name="T12" style:family="text">
      <style:text-properties fo:color="#ff9999" style:font-name="Bitstream Charter" fo:font-size="28pt" fo:text-shadow="1pt 1pt" fo:font-weight="bold" style:font-size-asian="28pt" style:font-weight-asian="bold" style:font-size-complex="28pt" style:font-weight-complex="bold"/>
    </style:style>
    <style:style style:name="T13" style:family="text">
      <style:text-properties fo:color="#ffffff" style:font-name="DejaVu Sans Mono" fo:font-size="26pt" fo:letter-spacing="-0.106cm" fo:font-weight="bold" style:font-size-asian="26pt" style:font-weight-asian="bold" style:font-size-complex="26pt" style:font-weight-complex="600" style:font-relief="none"/>
    </style:style>
    <style:style style:name="T14" style:family="text">
      <style:text-properties fo:color="#ffffff" style:font-name="Bitstream Charter" fo:font-size="28pt" fo:font-weight="bold" style:font-size-asian="28pt" style:font-weight-asian="bold" style:font-size-complex="28pt" style:font-weight-complex="600" style:font-relief="none"/>
    </style:style>
    <style:style style:name="T15" style:family="text">
      <style:text-properties fo:color="#ffffff" style:font-name="Bitstream Charter" fo:font-size="28pt" fo:letter-spacing="normal" fo:font-weight="bold" style:font-size-asian="28pt" style:font-weight-asian="bold" style:font-size-complex="28pt" style:font-weight-complex="600" style:font-relief="none"/>
    </style:style>
    <style:style style:name="T16" style:family="text">
      <style:text-properties style:font-name="Bitstream Charter" fo:font-size="28pt" fo:letter-spacing="normal" fo:font-weight="bold" style:font-size-asian="28pt" style:font-weight-asian="bold" style:font-size-complex="28pt" style:font-weight-complex="600" style:font-relief="none"/>
    </style:style>
    <style:style style:name="T17" style:family="text">
      <style:text-properties fo:color="#ffccff" style:font-name="Bitstream Charter" fo:font-size="28pt" fo:letter-spacing="normal" fo:font-weight="bold" style:font-size-asian="28pt" style:font-weight-asian="bold" style:font-size-complex="28pt" style:font-weight-complex="600" style:font-relief="none"/>
    </style:style>
    <style:style style:name="T18" style:family="text">
      <style:text-properties fo:color="#ffffff" style:font-name="Bitstream Charter" fo:font-size="28pt" fo:letter-spacing="-0.053cm" fo:font-weight="bold" style:font-size-asian="28pt" style:font-weight-asian="bold" style:font-size-complex="28pt" style:font-weight-complex="600" style:font-relief="none"/>
    </style:style>
    <style:style style:name="T19" style:family="text">
      <style:text-properties style:font-name="Bitstream Charter" fo:font-size="28pt" fo:letter-spacing="normal" fo:font-weight="bold" style:font-size-asian="28pt" style:font-weight-asian="bold" style:font-size-complex="28pt" style:font-weight-complex="bold"/>
    </style:style>
    <style:style style:name="T20" style:family="text">
      <style:text-properties fo:color="#ff3333" style:font-name="Bitstream Charter" fo:font-size="28pt" fo:letter-spacing="normal" fo:text-shadow="1pt 1pt" fo:font-weight="bold" style:font-size-asian="28pt" style:font-weight-asian="bold" style:font-size-complex="28pt" style:font-weight-complex="bold"/>
    </style:style>
    <style:style style:name="T21" style:family="text">
      <style:text-properties fo:color="#ffffff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1.336cm" svg:height="12.775cm" svg:x="3.048cm" svg:y="1.703cm" presentation:class="subtitle" presentation:user-transformed="true">
          <draw:text-box>
            <text:p text:style-name="P1"><text:span text:style-name="T1">MOV EAX, [VAR1+0] <text:s text:c="7"/></text:span><text:span text:style-name="T1">MOV EAX, <text:s/>[VAR1+32]</text:span></text:p>
            <text:p text:style-name="P1"><text:span text:style-name="T1">MOV EBX, [VAR1+4] <text:s text:c="7"/></text:span><text:span text:style-name="T1">MOV R9D, <text:s/>[VAR1+36]</text:span></text:p>
            <text:p text:style-name="P1"><text:span text:style-name="T1">MOV ECX, [VAR1+8] <text:s text:c="7"/></text:span><text:span text:style-name="T1">MOV R10D, [VAR1+40]</text:span></text:p>
            <text:p text:style-name="P1"><text:span text:style-name="T1">MOV EDX, [VAR1+12] <text:s text:c="6"/></text:span><text:span text:style-name="T1">MOV R11D, [VAR1+44]</text:span></text:p>
            <text:p text:style-name="P1"><text:span text:style-name="T1">MOV ESI, [VAR1+16] <text:s text:c="6"/></text:span><text:span text:style-name="T1">MOV R12D, [VAR1+48]</text:span></text:p>
            <text:p text:style-name="P1"><text:span text:style-name="T1">MOV EDI, [VAR1+20] <text:s text:c="6"/></text:span><text:span text:style-name="T1">MOV R13D, [VAR1+52]</text:span></text:p>
            <text:p text:style-name="P1"><text:span text:style-name="T1">MOV EBP, [VAR1+24] <text:s text:c="6"/></text:span><text:span text:style-name="T1">MOV R14D, [VAR1+56]</text:span></text:p>
            <text:p text:style-name="P1"><text:span text:style-name="T1">MOV R8D, [VAR1+28] <text:s text:c="6"/></text:span><text:span text:style-name="T1">MOV R15D, [VAR1+60]</text:span></text:p>
            <text:p text:style-name="P1"><text:span text:style-name="T1">ADD [VAR2+0], <text:s/>EAX <text:s text:c="6"/></text:span><text:span text:style-name="T1">ADD [VAR2+32], EAX</text:span></text:p>
            <text:p text:style-name="P1"><text:span text:style-name="T1">ADD [VAR2+4], <text:s/>EBX <text:s text:c="6"/></text:span><text:span text:style-name="T1">ADD [VAR2+36], R9D</text:span></text:p>
            <text:p text:style-name="P1"><text:span text:style-name="T1">ADD [VAR2+8], <text:s/>ECX <text:s text:c="6"/></text:span><text:span text:style-name="T1">ADD [VAR2+40], R10D</text:span></text:p>
            <text:p text:style-name="P1"><text:span text:style-name="T1">ADD [VAR2+12], EDX</text:span><text:span text:style-name="T1"> <text:s text:c="6"/>ADD [VAR2+44], R11D</text:span></text:p>
            <text:p text:style-name="P1"><text:span text:style-name="T1">ADD [VAR2+16], ESI</text:span><text:span text:style-name="T1"> <text:s text:c="6"/>ADD [VAR2+48], R12D</text:span></text:p>
            <text:p text:style-name="P1"><text:span text:style-name="T1">ADD [VAR2+20], EDI</text:span><text:span text:style-name="T1"> <text:s text:c="6"/>ADD [VAR2+52], R13D</text:span></text:p>
            <text:p text:style-name="P1"><text:span text:style-name="T1">ADD [VAR2+24], EBP</text:span><text:span text:style-name="T1"> <text:s text:c="6"/>ADD [VAR2+56], R14D</text:span></text:p>
            <text:p text:style-name="P1"><text:span text:style-name="T1">ADD [VAR2+28], R8D</text:span><text:span text:style-name="T1"> <text:s text:c="6"/>ADD [VAR2+60], R15D</text:span></text:p>
          </draw:text-box>
        </draw:frame>
        <draw:frame draw:style-name="gr1" draw:text-style-name="P3" draw:layer="layout" svg:width="27.991cm" svg:height="1.437cm" svg:x="0cm" svg:y="0cm">
          <draw:text-box>
            <text:p text:style-name="P2"><text:span text:style-name="T2">__v16si</text:span><text:span text:style-name="T3"> vector addition on x86_64, 32-bit instructions only</text:span></text:p>
          </draw:text-box>
        </draw:frame>
        <draw:line draw:style-name="gr2" draw:text-style-name="P4" draw:layer="layout" svg:x1="13.208cm" svg:y1="1.778cm" svg:x2="13.208cm" svg:y2="14.478cm">
          <text:p/>
        </draw:lin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5" draw:layer="layout" svg:width="21.336cm" svg:height="13.165cm" svg:x="3.037cm" svg:y="1.69cm">
          <draw:text-box>
            <text:p text:style-name="P5"><text:span text:style-name="T1">MOV EAX, [VAR1+0] <text:s text:c="7"/></text:span><text:span text:style-name="T1">MOV EAX, <text:s/>[VAR1+32]</text:span></text:p>
            <text:p text:style-name="P5"><text:span text:style-name="T1">MOV EBX, [VAR1+4] <text:s text:c="7"/></text:span><text:span text:style-name="T1">MOV R9D, <text:s/>[VAR1+36]</text:span></text:p>
            <text:p text:style-name="P5"><text:span text:style-name="T1">MOV ECX, [VAR1+8] <text:s text:c="7"/></text:span><text:span text:style-name="T1">MOV R10D, [VAR1+40]</text:span></text:p>
            <text:p text:style-name="P5"><text:span text:style-name="T1">MOV EDX, [VAR1+12] <text:s text:c="6"/></text:span><text:span text:style-name="T1">MOV R11D, [VAR1+44]</text:span></text:p>
            <text:p text:style-name="P5"><text:span text:style-name="T1">MOV ESI, [VAR1+16] <text:s text:c="6"/></text:span><text:span text:style-name="T1">MOV R12D, [VAR1+48]</text:span></text:p>
            <text:p text:style-name="P5"><text:span text:style-name="T1">MOV EDI, [VAR1+20] <text:s text:c="6"/></text:span><text:span text:style-name="T1">MOV R13D, [VAR1+52]</text:span></text:p>
            <text:p text:style-name="P5"><text:span text:style-name="T1">MOV EBP, [VAR1+24] <text:s text:c="6"/></text:span><text:span text:style-name="T1">MOV R14D, [VAR1+56]</text:span></text:p>
            <text:p text:style-name="P5"><text:span text:style-name="T1">MOV R8D, [VAR1+28] <text:s text:c="6"/></text:span><text:span text:style-name="T1">MOV R15D, [VAR1+60]</text:span></text:p>
            <text:p text:style-name="P5"><text:span text:style-name="T1">ADD [VAR2+0], <text:s/>EAX <text:s text:c="6"/></text:span><text:span text:style-name="T1">ADD [VAR2+32], EAX</text:span></text:p>
            <text:p text:style-name="P5"><text:span text:style-name="T1">ADD [VAR2+4], <text:s/>EBX <text:s text:c="6"/></text:span><text:span text:style-name="T1">ADD [VAR2+36], R9D</text:span></text:p>
            <text:p text:style-name="P5"><text:span text:style-name="T1">ADD [VAR2+8], <text:s/>ECX <text:s text:c="6"/></text:span><text:span text:style-name="T1">ADD [VAR2+40], R10D</text:span></text:p>
            <text:p text:style-name="P5"><text:span text:style-name="T1">ADD [VAR2+12], EDX</text:span><text:span text:style-name="T1"> <text:s text:c="6"/>ADD [VAR2+44], R11D</text:span></text:p>
            <text:p text:style-name="P5"><text:span text:style-name="T1">ADD [VAR2+16], ESI</text:span><text:span text:style-name="T1"> <text:s text:c="6"/>ADD [VAR2+48], R12D</text:span></text:p>
            <text:p text:style-name="P5"><text:span text:style-name="T1">ADD [VAR2+20], EDI</text:span><text:span text:style-name="T1"> <text:s text:c="6"/>ADD [VAR2+52], R13D</text:span></text:p>
            <text:p text:style-name="P5"><text:span text:style-name="T1">ADD [VAR2+24], EBP</text:span><text:span text:style-name="T1"> <text:s text:c="6"/>ADD [VAR2+56], R14D</text:span></text:p>
            <text:p text:style-name="P5"><text:span text:style-name="T1">ADD [VAR2+28], R8D</text:span><text:span text:style-name="T1"> <text:s text:c="6"/>ADD [VAR2+60], R15D</text:span></text:p>
          </draw:text-box>
        </draw:frame>
        <draw:line draw:style-name="gr4" draw:text-style-name="P4" draw:layer="layout" svg:x1="13.197cm" svg:y1="1.778cm" svg:x2="13.197cm" svg:y2="14.732cm">
          <text:p/>
        </draw:line>
        <draw:line draw:style-name="gr2" draw:text-style-name="P4" draw:layer="layout" svg:x1="13.208cm" svg:y1="1.778cm" svg:x2="13.208cm" svg:y2="14.732cm">
          <text:p/>
        </draw:line>
        <draw:custom-shape draw:style-name="gr5" draw:text-style-name="P4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11.68cm" svg:height="9.885cm" svg:x="3.037cm" svg:y="1.69cm">
          <draw:text-box>
            <text:p text:style-name="P6"><text:span text:style-name="T4">MOVQ MM0, [VAR1+0]</text:span></text:p>
            <text:p text:style-name="P6"><text:span text:style-name="T4">MOVQ MM1, [VAR1+8]</text:span></text:p>
            <text:p text:style-name="P6"><text:span text:style-name="T4">MOVQ MM2, [VAR1+16]</text:span></text:p>
            <text:p text:style-name="P6"><text:span text:style-name="T4">MOVQ MM3, [VAR1+24]</text:span></text:p>
            <text:p text:style-name="P6"><text:span text:style-name="T4">MOVQ MM4, [VAR1+32]</text:span></text:p>
            <text:p text:style-name="P6"><text:span text:style-name="T4">MOVQ MM5, [VAR1+40]</text:span></text:p>
            <text:p text:style-name="P6"><text:span text:style-name="T4">MOVQ MM6, [VAR1+48]</text:span></text:p>
            <text:p text:style-name="P6"><text:span text:style-name="T4">MOVQ MM7, [VAR1+56]</text:span></text:p>
            <text:p text:style-name="P6"><text:span text:style-name="T4">PADDD MM0, [VAR2+0]</text:span></text:p>
            <text:p text:style-name="P6"><text:span text:style-name="T4">PADDD MM1, [VAR2+8]</text:span></text:p>
            <text:p text:style-name="P6"><text:span text:style-name="T4">PADDD MM2, [VAR2+16]</text:span><text:span text:style-name="T4"><text:line-break/></text:span><text:span text:style-name="T5">PADDD MM3, [VAR2+24]</text:span></text:p>
          </draw:text-box>
        </draw:frame>
        <draw:frame presentation:style-name="pr4" draw:text-style-name="P7" draw:layer="layout" svg:width="11.172cm" svg:height="9.885cm" svg:x="14.219cm" svg:y="1.69cm">
          <draw:text-box>
            <text:p text:style-name="P7"><text:span text:style-name="T5">PADDD MM4, [VAR2+32]</text:span></text:p>
            <text:p text:style-name="P7"><text:span text:style-name="T5">PADDD MM5, [VAR2+40]</text:span></text:p>
            <text:p text:style-name="P7"><text:span text:style-name="T5">PADDD MM6, [VAR2+48]</text:span><text:span text:style-name="T5"><text:line-break/></text:span><text:span text:style-name="T4">PADDD MM7, [VAR2+56]</text:span></text:p>
            <text:p text:style-name="P7"><text:span text:style-name="T5">MOVQ [VAR2+0], <text:s/>MM0</text:span></text:p>
            <text:p text:style-name="P7"><text:span text:style-name="T5">MOVQ [VAR2+8], <text:s/>MM1</text:span></text:p>
            <text:p text:style-name="P7"><text:span text:style-name="T5">MOVQ [VAR2+16], MM2</text:span></text:p>
            <text:p text:style-name="P7"><text:span text:style-name="T5">MOVQ [VAR2+24], MM3</text:span></text:p>
            <text:p text:style-name="P7"><text:span text:style-name="T5">MOVQ [VAR2+32], MM4</text:span></text:p>
            <text:p text:style-name="P7"><text:span text:style-name="T5">MOVQ [VAR2+40], MM5</text:span></text:p>
            <text:p text:style-name="P7"><text:span text:style-name="T5">MOVQ [VAR2+48], MM6</text:span></text:p>
            <text:p text:style-name="P7"><text:span text:style-name="T5">MOVQ [VAR2+56], MM7</text:span></text:p>
          </draw:text-box>
        </draw:frame>
        <draw:frame draw:style-name="gr1" draw:text-style-name="P9" draw:layer="layout" svg:width="27.991cm" svg:height="1.437cm" svg:x="0cm" svg:y="0cm">
          <draw:text-box>
            <text:p text:style-name="P8"><text:span text:style-name="T2"><text:s/></text:span><text:span text:style-name="T2">__v16si</text:span><text:span text:style-name="T3"> vector addition,</text:span><text:span text:style-name="T6"> </text:span><text:span text:style-name="T7">MMX</text:span><text:span text:style-name="T6"> </text:span><text:span text:style-name="T3">instructions:</text:span><text:span text:style-name="T6"> </text:span><text:span text:style-name="T8">64-bit SIMD</text:span></text:p>
          </draw:text-box>
        </draw:frame>
        <draw:line draw:style-name="gr2" draw:text-style-name="P4" draw:layer="layout" svg:x1="13.197cm" svg:y1="1.778cm" svg:x2="13.208cm" svg:y2="11.575cm">
          <text:p/>
        </draw:line>
        <draw:frame draw:style-name="gr6" draw:text-style-name="P10" draw:layer="layout" svg:width="13.194cm" svg:height="0.962cm" svg:x="1.06cm" svg:y="11.684cm">
          <draw:text-box>
            <text:p text:style-name="P10"><text:span text:style-name="T9">Available since Intel® Pentium® MMX (1997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5" draw:layer="layout" svg:width="21.336cm" svg:height="13.165cm" svg:x="3.037cm" svg:y="1.69cm">
          <draw:text-box>
            <text:p text:style-name="P5"><text:span text:style-name="T1">MOV EAX, [VAR1+0] <text:s text:c="7"/></text:span><text:span text:style-name="T1">MOV EAX, <text:s/>[VAR1+32]</text:span></text:p>
            <text:p text:style-name="P5"><text:span text:style-name="T1">MOV EBX, [VAR1+4] <text:s text:c="7"/></text:span><text:span text:style-name="T1">MOV R9D, <text:s/>[VAR1+36]</text:span></text:p>
            <text:p text:style-name="P5"><text:span text:style-name="T1">MOV ECX, [VAR1+8] <text:s text:c="7"/></text:span><text:span text:style-name="T1">MOV R10D, [VAR1+40]</text:span></text:p>
            <text:p text:style-name="P5"><text:span text:style-name="T1">MOV EDX, [VAR1+12] <text:s text:c="6"/></text:span><text:span text:style-name="T1">MOV R11D, [VAR1+44]</text:span></text:p>
            <text:p text:style-name="P5"><text:span text:style-name="T1">MOV ESI, [VAR1+16] <text:s text:c="6"/></text:span><text:span text:style-name="T1">MOV R12D, [VAR1+48]</text:span></text:p>
            <text:p text:style-name="P5"><text:span text:style-name="T1">MOV EDI, [VAR1+20] <text:s text:c="6"/></text:span><text:span text:style-name="T1">MOV R13D, [VAR1+52]</text:span></text:p>
            <text:p text:style-name="P5"><text:span text:style-name="T1">MOV EBP, [VAR1+24] <text:s text:c="6"/></text:span><text:span text:style-name="T1">MOV R14D, [VAR1+56]</text:span></text:p>
            <text:p text:style-name="P5"><text:span text:style-name="T1">MOV R8D, [VAR1+28] <text:s text:c="6"/></text:span><text:span text:style-name="T1">MOV R15D, [VAR1+60]</text:span></text:p>
            <text:p text:style-name="P5"><text:span text:style-name="T1">ADD [VAR2+0], <text:s/>EAX <text:s text:c="6"/></text:span><text:span text:style-name="T1">ADD [VAR2+32], EAX</text:span></text:p>
            <text:p text:style-name="P5"><text:span text:style-name="T1">ADD [VAR2+4], <text:s/>EBX <text:s text:c="6"/></text:span><text:span text:style-name="T1">ADD [VAR2+36], R9D</text:span></text:p>
            <text:p text:style-name="P5"><text:span text:style-name="T1">ADD [VAR2+8], <text:s/>ECX <text:s text:c="6"/></text:span><text:span text:style-name="T1">ADD [VAR2+40], R10D</text:span></text:p>
            <text:p text:style-name="P5"><text:span text:style-name="T1">ADD [VAR2+12], EDX</text:span><text:span text:style-name="T1"> <text:s text:c="6"/>ADD [VAR2+44], R11D</text:span></text:p>
            <text:p text:style-name="P5"><text:span text:style-name="T1">ADD [VAR2+16], ESI</text:span><text:span text:style-name="T1"> <text:s text:c="6"/>ADD [VAR2+48], R12D</text:span></text:p>
            <text:p text:style-name="P5"><text:span text:style-name="T1">ADD [VAR2+20], EDI</text:span><text:span text:style-name="T1"> <text:s text:c="6"/>ADD [VAR2+52], R13D</text:span></text:p>
            <text:p text:style-name="P5"><text:span text:style-name="T1">ADD [VAR2+24], EBP</text:span><text:span text:style-name="T1"> <text:s text:c="6"/>ADD [VAR2+56], R14D</text:span></text:p>
            <text:p text:style-name="P5"><text:span text:style-name="T1">ADD [VAR2+28], R8D</text:span><text:span text:style-name="T1"> <text:s text:c="6"/>ADD [VAR2+60], R15D</text:span></text:p>
          </draw:text-box>
        </draw:frame>
        <draw:line draw:style-name="gr2" draw:text-style-name="P4" draw:layer="layout" svg:x1="13.208cm" svg:y1="1.778cm" svg:x2="13.208cm" svg:y2="14.732cm">
          <text:p/>
        </draw:line>
        <draw:custom-shape draw:style-name="gr7" draw:text-style-name="P4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7" draw:layer="layout" svg:width="16.756cm" svg:height="9.885cm" svg:x="7.882cm" svg:y="1.69cm">
          <draw:text-box>
            <text:p text:style-name="P7"><text:span text:style-name="T5">MOVDQU XMM0, [VAR1+0]</text:span></text:p>
            <text:p text:style-name="P7"><text:span text:style-name="T5">MOVDQU XMM1, [VAR1+16]</text:span></text:p>
            <text:p text:style-name="P7"><text:span text:style-name="T5">MOVDQU XMM2, [VAR1+32]</text:span></text:p>
            <text:p text:style-name="P7"><text:span text:style-name="T5">MOVDQU XMM3, [VAR1+48]</text:span></text:p>
            <text:p text:style-name="P7"><text:span text:style-name="T5">PADDD XMM0, [VAR2+0]</text:span></text:p>
            <text:p text:style-name="P7"><text:span text:style-name="T5">PADDD XMM1, [VAR2+16]</text:span></text:p>
            <text:p text:style-name="P7"><text:span text:style-name="T5">PADDD XMM2, [VAR2+32]</text:span></text:p>
            <text:p text:style-name="P7"><text:span text:style-name="T5">PADDD XMM3, [VAR2+48]</text:span></text:p>
            <text:p text:style-name="P7"><text:span text:style-name="T5">MOVDQU [VAR2+0], <text:s/>XMM0</text:span></text:p>
            <text:p text:style-name="P7"><text:span text:style-name="T5">MOVDQU [VAR2+48], XMM1</text:span></text:p>
            <text:p text:style-name="P7"><text:span text:style-name="T5">MOVDQU [VAR2+16], XMM2</text:span></text:p>
            <text:p text:style-name="P7"><text:span text:style-name="T5">MOVDQU [VAR2+32], XMM3</text:span></text:p>
          </draw:text-box>
        </draw:frame>
        <draw:frame draw:style-name="gr8" draw:text-style-name="P9" draw:layer="layout" svg:width="27.991cm" svg:height="1.437cm" svg:x="0cm" svg:y="0cm">
          <draw:text-box>
            <text:p text:style-name="P8"><text:span text:style-name="T6"><text:s text:c="2"/></text:span><text:span text:style-name="T2">__v16si</text:span><text:span text:style-name="T3"> vector addition,</text:span><text:span text:style-name="T6"> </text:span><text:span text:style-name="T7">SSE2</text:span><text:span text:style-name="T6"> </text:span><text:span text:style-name="T3">instructions:</text:span><text:span text:style-name="T6"> </text:span><text:span text:style-name="T10">128-bit SIMD</text:span></text:p>
          </draw:text-box>
        </draw:frame>
        <draw:frame draw:style-name="gr6" draw:text-style-name="P11" draw:layer="layout" svg:width="24.852cm" svg:height="2.308cm" svg:x="1.06cm" svg:y="11.684cm">
          <draw:text-box>
            <text:p text:style-name="P10"><text:span text:style-name="T9">Available since Intel® Pentium® 4 (2001), mandatory in all x86_64 processors (by ABI)</text:span><text:span text:style-name="T9"><text:line-break/></text:span><text:span text:style-name="T9"/></text:p>
            <text:p text:style-name="P10"><text:span text:style-name="T11">XMM registers first appeared in SSE (Pentium Ⅲ, 1999), but epi32 operations need SSE2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5" draw:layer="layout" svg:width="21.336cm" svg:height="13.165cm" svg:x="3.037cm" svg:y="1.69cm">
          <draw:text-box>
            <text:p text:style-name="P5"><text:span text:style-name="T1">MOV EAX, [VAR1+0] <text:s text:c="7"/></text:span><text:span text:style-name="T1">MOV EAX, <text:s/>[VAR1+32]</text:span></text:p>
            <text:p text:style-name="P5"><text:span text:style-name="T1">MOV EBX, [VAR1+4] <text:s text:c="7"/></text:span><text:span text:style-name="T1">MOV R9D, <text:s/>[VAR1+36]</text:span></text:p>
            <text:p text:style-name="P5"><text:span text:style-name="T1">MOV ECX, [VAR1+8] <text:s text:c="7"/></text:span><text:span text:style-name="T1">MOV R10D, [VAR1+40]</text:span></text:p>
            <text:p text:style-name="P5"><text:span text:style-name="T1">MOV EDX, [VAR1+12] <text:s text:c="6"/></text:span><text:span text:style-name="T1">MOV R11D, [VAR1+44]</text:span></text:p>
            <text:p text:style-name="P5"><text:span text:style-name="T1">MOV ESI, [VAR1+16] <text:s text:c="6"/></text:span><text:span text:style-name="T1">MOV R12D, [VAR1+48]</text:span></text:p>
            <text:p text:style-name="P5"><text:span text:style-name="T1">MOV EDI, [VAR1+20] <text:s text:c="6"/></text:span><text:span text:style-name="T1">MOV R13D, [VAR1+52]</text:span></text:p>
            <text:p text:style-name="P5"><text:span text:style-name="T1">MOV EBP, [VAR1+24] <text:s text:c="6"/></text:span><text:span text:style-name="T1">MOV R14D, [VAR1+56]</text:span></text:p>
            <text:p text:style-name="P5"><text:span text:style-name="T1">MOV R8D, [VAR1+28] <text:s text:c="6"/></text:span><text:span text:style-name="T1">MOV R15D, [VAR1+60]</text:span></text:p>
            <text:p text:style-name="P5"><text:span text:style-name="T1">ADD [VAR2+0], <text:s/>EAX <text:s text:c="6"/></text:span><text:span text:style-name="T1">ADD [VAR2+32], EAX</text:span></text:p>
            <text:p text:style-name="P5"><text:span text:style-name="T1">ADD [VAR2+4], <text:s/>EBX <text:s text:c="6"/></text:span><text:span text:style-name="T1">ADD [VAR2+36], R9D</text:span></text:p>
            <text:p text:style-name="P5"><text:span text:style-name="T1">ADD [VAR2+8], <text:s/>ECX <text:s text:c="6"/></text:span><text:span text:style-name="T1">ADD [VAR2+40], R10D</text:span></text:p>
            <text:p text:style-name="P5"><text:span text:style-name="T1">ADD [VAR2+12], EDX</text:span><text:span text:style-name="T1"> <text:s text:c="6"/>ADD [VAR2+44], R11D</text:span></text:p>
            <text:p text:style-name="P5"><text:span text:style-name="T1">ADD [VAR2+16], ESI</text:span><text:span text:style-name="T1"> <text:s text:c="6"/>ADD [VAR2+48], R12D</text:span></text:p>
            <text:p text:style-name="P5"><text:span text:style-name="T1">ADD [VAR2+20], EDI</text:span><text:span text:style-name="T1"> <text:s text:c="6"/>ADD [VAR2+52], R13D</text:span></text:p>
            <text:p text:style-name="P5"><text:span text:style-name="T1">ADD [VAR2+24], EBP</text:span><text:span text:style-name="T1"> <text:s text:c="6"/>ADD [VAR2+56], R14D</text:span></text:p>
            <text:p text:style-name="P5"><text:span text:style-name="T1">ADD [VAR2+28], R8D</text:span><text:span text:style-name="T1"> <text:s text:c="6"/>ADD [VAR2+60], R15D</text:span></text:p>
          </draw:text-box>
        </draw:frame>
        <draw:line draw:style-name="gr2" draw:text-style-name="P4" draw:layer="layout" svg:x1="13.208cm" svg:y1="1.778cm" svg:x2="13.208cm" svg:y2="14.732cm">
          <text:p/>
        </draw:line>
        <draw:custom-shape draw:style-name="gr7" draw:text-style-name="P4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2" draw:layer="layout" svg:width="20.06cm" svg:height="5.831cm" svg:x="7.363cm" svg:y="1.789cm">
          <draw:text-box>
            <text:p text:style-name="P12"><text:span text:style-name="T5">VMOVDQU YMM0, [VAR1+0]</text:span></text:p>
            <text:p text:style-name="P12"><text:span text:style-name="T5">VMOVDQU YMM1, [VAR1+32]</text:span></text:p>
            <text:p text:style-name="P12"><text:span text:style-name="T5">VPADDD YMM0, [VAR2+0]</text:span></text:p>
            <text:p text:style-name="P12"><text:span text:style-name="T5">VPADDD YMM1, [VAR2+32]</text:span></text:p>
            <text:p text:style-name="P12"><text:span text:style-name="T5">VMOVDQU [VAR2+0], <text:s/>YMM0</text:span></text:p>
            <text:p text:style-name="P12"><text:span text:style-name="T5">VMOVDQU [VAR2+32], YMM1</text:span></text:p>
          </draw:text-box>
        </draw:frame>
        <draw:frame draw:style-name="gr9" draw:text-style-name="P9" draw:layer="layout" svg:width="27.991cm" svg:height="1.437cm" svg:x="0cm" svg:y="0cm">
          <draw:text-box>
            <text:p text:style-name="P8"><text:span text:style-name="T3"><text:s text:c="2"/></text:span><text:span text:style-name="T2">__v16si</text:span><text:span text:style-name="T3"> vector addition,</text:span><text:span text:style-name="T6"> </text:span><text:span text:style-name="T7">AVX2</text:span><text:span text:style-name="T6"> </text:span><text:span text:style-name="T3">instructions:</text:span><text:span text:style-name="T6"> </text:span><text:span text:style-name="T12">256-bit SIMD</text:span></text:p>
          </draw:text-box>
        </draw:frame>
        <draw:frame draw:style-name="gr6" draw:text-style-name="P11" draw:layer="layout" svg:width="23.586cm" svg:height="2.308cm" svg:x="1.016cm" svg:y="8.436cm">
          <draw:text-box>
            <text:p text:style-name="P10"><text:span text:style-name="T9">Available since Haswell microarchitecture (2013)</text:span><text:span text:style-name="T9"><text:line-break/></text:span><text:span text:style-name="T9"/></text:p>
            <text:p text:style-name="P10"><text:span text:style-name="T11">YMM registers first appeared in AVX (Sandy Bridge, 2011), but epi32 operations need AVX2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5" draw:layer="layout" svg:width="21.336cm" svg:height="13.165cm" svg:x="3.037cm" svg:y="1.69cm">
          <draw:text-box>
            <text:p text:style-name="P5"><text:span text:style-name="T1">MOV EAX, [VAR1+0] <text:s text:c="7"/></text:span><text:span text:style-name="T1">MOV EAX, <text:s/>[VAR1+32]</text:span></text:p>
            <text:p text:style-name="P5"><text:span text:style-name="T1">MOV EBX, [VAR1+4] <text:s text:c="7"/></text:span><text:span text:style-name="T1">MOV R9D, <text:s/>[VAR1+36]</text:span></text:p>
            <text:p text:style-name="P5"><text:span text:style-name="T1">MOV ECX, [VAR1+8] <text:s text:c="7"/></text:span><text:span text:style-name="T1">MOV R10D, [VAR1+40]</text:span></text:p>
            <text:p text:style-name="P5"><text:span text:style-name="T1">MOV EDX, [VAR1+12] <text:s text:c="6"/></text:span><text:span text:style-name="T1">MOV R11D, [VAR1+44]</text:span></text:p>
            <text:p text:style-name="P5"><text:span text:style-name="T1">MOV ESI, [VAR1+16] <text:s text:c="6"/></text:span><text:span text:style-name="T1">MOV R12D, [VAR1+48]</text:span></text:p>
            <text:p text:style-name="P5"><text:span text:style-name="T1">MOV EDI, [VAR1+20] <text:s text:c="6"/></text:span><text:span text:style-name="T1">MOV R13D, [VAR1+52]</text:span></text:p>
            <text:p text:style-name="P5"><text:span text:style-name="T1">MOV EBP, [VAR1+24] <text:s text:c="6"/></text:span><text:span text:style-name="T1">MOV R14D, [VAR1+56]</text:span></text:p>
            <text:p text:style-name="P5"><text:span text:style-name="T1">MOV R8D, [VAR1+28] <text:s text:c="6"/></text:span><text:span text:style-name="T1">MOV R15D, [VAR1+60]</text:span></text:p>
            <text:p text:style-name="P5"><text:span text:style-name="T1">ADD [VAR2+0], <text:s/>EAX <text:s text:c="6"/></text:span><text:span text:style-name="T1">ADD [VAR2+32], EAX</text:span></text:p>
            <text:p text:style-name="P5"><text:span text:style-name="T1">ADD [VAR2+4], <text:s/>EBX <text:s text:c="6"/></text:span><text:span text:style-name="T1">ADD [VAR2+36], R9D</text:span></text:p>
            <text:p text:style-name="P5"><text:span text:style-name="T1">ADD [VAR2+8], <text:s/>ECX <text:s text:c="6"/></text:span><text:span text:style-name="T1">ADD [VAR2+40], R10D</text:span></text:p>
            <text:p text:style-name="P5"><text:span text:style-name="T1">ADD [VAR2+12], EDX</text:span><text:span text:style-name="T1"> <text:s text:c="6"/>ADD [VAR2+44], R11D</text:span></text:p>
            <text:p text:style-name="P5"><text:span text:style-name="T1">ADD [VAR2+16], ESI</text:span><text:span text:style-name="T1"> <text:s text:c="6"/>ADD [VAR2+48], R12D</text:span></text:p>
            <text:p text:style-name="P5"><text:span text:style-name="T1">ADD [VAR2+20], EDI</text:span><text:span text:style-name="T1"> <text:s text:c="6"/>ADD [VAR2+52], R13D</text:span></text:p>
            <text:p text:style-name="P5"><text:span text:style-name="T1">ADD [VAR2+24], EBP</text:span><text:span text:style-name="T1"> <text:s text:c="6"/>ADD [VAR2+56], R14D</text:span></text:p>
            <text:p text:style-name="P5"><text:span text:style-name="T1">ADD [VAR2+28], R8D</text:span><text:span text:style-name="T1"> <text:s text:c="6"/>ADD [VAR2+60], R15D</text:span></text:p>
          </draw:text-box>
        </draw:frame>
        <draw:line draw:style-name="gr2" draw:text-style-name="P4" draw:layer="layout" svg:x1="13.208cm" svg:y1="1.778cm" svg:x2="13.208cm" svg:y2="14.732cm">
          <text:p/>
        </draw:line>
        <draw:custom-shape draw:style-name="gr7" draw:text-style-name="P4" draw:layer="layout" svg:width="27.991cm" svg:height="15.748cm" svg:x="-0.051cm" svg:y="0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2" draw:layer="layout" svg:width="20.06cm" svg:height="2.882cm" svg:x="7.363cm" svg:y="1.778cm">
          <draw:text-box>
            <text:p text:style-name="P12"><text:span text:style-name="T5">VMOVDQU ZMM0, [VAR1+0]</text:span></text:p>
            <text:p text:style-name="P12"><text:span text:style-name="T5">VPADDD ZMM0, [VAR2+0]</text:span></text:p>
            <text:p text:style-name="P12"><text:span text:style-name="T5">VMOVDQU [VAR2+0], ZMM0</text:span></text:p>
          </draw:text-box>
        </draw:frame>
        <draw:frame draw:style-name="gr10" draw:text-style-name="P9" draw:layer="layout" svg:width="28.042cm" svg:height="1.437cm" svg:x="-0.051cm" svg:y="0cm">
          <draw:text-box>
            <text:p text:style-name="P8"><text:span text:style-name="T13">__v16si</text:span><text:span text:style-name="T14"> </text:span><text:span text:style-name="T15">vector addition,</text:span><text:span text:style-name="T16"> </text:span><text:span text:style-name="T17">AVX-512F</text:span><text:span text:style-name="T16"> </text:span><text:span text:style-name="T18">instructions</text:span><text:span text:style-name="T15">:</text:span><text:span text:style-name="T19"> </text:span><text:span text:style-name="T20">512-bit SIMD</text:span></text:p>
          </draw:text-box>
        </draw:frame>
        <draw:frame draw:style-name="gr6" draw:text-style-name="P10" draw:layer="layout" svg:width="25.322cm" svg:height="2.308cm" svg:x="1.016cm" svg:y="8.436cm">
          <draw:text-box>
            <text:p text:style-name="P10"><text:span text:style-name="T9">Available since Intel® Xeon Phi™ x200 (2016) and Cannonlake microarchitecture (2017)</text:span><text:span text:style-name="T9"><text:line-break/></text:span><text:span text:style-name="T9"/></text:p>
            <text:p text:style-name="P10"><text:span text:style-name="T11">AVX-512DQ is not needed for these epi32 operation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3" draw:layer="layout" svg:width="27.991cm" svg:height="1.356cm" svg:x="0cm" svg:y="0cm">
          <draw:text-box>
            <text:p text:style-name="P2"><text:span text:style-name="T21">tex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adornments="Italic" style:font-pitch="fixed"/>
    <style:font-face style:name="Courier New" svg:font-family="'Courier New'" style:font-adornments="Italic" style:font-family-generic="modern" style:font-pitch="fixed"/>
    <style:font-face style:name="DejaVu Sans Mono" svg:font-family="'DejaVu Sans Mono'" style:font-family-generic="modern" style:font-pitch="fixed"/>
    <style:font-face style:name="Bitstream Charter" svg:font-family="'Bitstream Charter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fffff" draw:end-color="#83caff" draw:start-intensity="100%" draw:end-intensity="100%" draw:angle="300" draw:border="0%"/>
    <draw:gradient draw:name="Gradient_20_3" draw:display-name="Gradient 3" draw:style="linear" draw:start-color="#729fcf" draw:end-color="#cfe7f5" draw:start-intensity="100%" draw:end-intensity="100%" draw:angle="300" draw:border="0%"/>
    <draw:gradient draw:name="Gradient_20_5" draw:display-name="Gradient 5" draw:style="linear" draw:start-color="#729fcf" draw:end-color="#ff950e" draw:start-intensity="100%" draw:end-intensity="100%" draw:angle="300" draw:border="0%"/>
    <draw:gradient draw:name="Gradient_20_6" draw:display-name="Gradient 6" draw:style="linear" draw:start-color="#729fcf" draw:end-color="#aea79f" draw:start-intensity="100%" draw:end-intensity="100%" draw:angle="300" draw:border="0%"/>
    <draw:gradient draw:name="Gradient_20_7" draw:display-name="Gradient 7" draw:style="linear" draw:start-color="#729fcf" draw:end-color="#ccff99" draw:start-intensity="100%" draw:end-intensity="50%" draw:angle="300" draw:border="0%"/>
    <draw:gradient draw:name="Gradient_20_8" draw:display-name="Gradient 8" draw:style="linear" draw:start-color="#729fcf" draw:end-color="#aea79f" draw:start-intensity="100%" draw:end-intensity="90%" draw:angle="300" draw:border="0%"/>
    <draw:gradient draw:name="Sun-Set" draw:style="linear" draw:start-color="#333366" draw:end-color="#9999cc" draw:start-intensity="100%" draw:end-intensity="100%" draw:angle="2250" draw:border="0%"/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2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8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gradient" draw:fill-gradient-name="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3cm" svg:x="1.399cm" svg:y="0.626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1" draw:layer="backgroundobjects" svg:width="6.521cm" svg:height="1.086cm" svg:x="1.399cm" svg:y="14.34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086cm" svg:x="9.572cm" svg:y="14.34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086cm" svg:x="20.069cm" svg:y="14.34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el Yliluoma</meta:initial-creator>
    <meta:creation-date>2017-06-06T09:13:50.679139559</meta:creation-date>
    <dc:date>2017-06-06T12:10:26.856316106</dc:date>
    <dc:creator>Joel Yliluoma</dc:creator>
    <meta:editing-duration>PT35M36S</meta:editing-duration>
    <meta:editing-cycles>4</meta:editing-cycles>
    <meta:generator>LibreOffice/4.2.8.2$Linux_X86_64 LibreOffice_project/420m0$Build-2</meta:generator>
    <meta:document-statistic meta:object-count="64"/>
  </office:meta>
</office:document-meta>
</file>